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language="en" fo:country="US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 fo:text-align="center" style:justify-single-word="false">
        <style:tab-stops>
          <style:tab-stop style:position="5.75in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text-properties fo:font-size="11pt" fo:language="en" fo:country="US" officeooo:rsid="001c2a5a" officeooo:paragraph-rsid="001c2a5a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7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indent="0in" style:auto-text-indent="false" style:page-number="auto" fo:background-color="transparent">
        <style:tab-stops>
          <style:tab-stop style:position="7.5in" style:type="right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text-properties fo:font-size="11pt" fo:language="en" fo:country="US" officeooo:rsid="001c2a5a" officeooo:paragraph-rsid="003ceccd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text-properties fo:font-size="11pt" fo:language="en" fo:country="US" officeooo:rsid="00205bf2" officeooo:paragraph-rsid="00205bf2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1dada" officeooo:paragraph-rsid="0031dada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1dada" officeooo:paragraph-rsid="00388344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775f0" officeooo:paragraph-rsid="003ceccd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text-properties fo:font-size="11pt" fo:language="en" fo:country="US" officeooo:rsid="003edabe" officeooo:paragraph-rsid="003f8fd0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edabe" officeooo:paragraph-rsid="003f8fd0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8fd0" officeooo:paragraph-rsid="003f8fd0" style:font-size-asian="11pt" style:font-size-complex="11pt"/>
    </style:style>
    <style:style style:name="P1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d13a3" officeooo:paragraph-rsid="003d13a3" style:font-size-asian="11pt" style:font-size-complex="11pt"/>
    </style:style>
    <style:style style:name="P17" style:family="paragraph" style:parent-style-name="Standard">
      <loext:graphic-properties draw:fill-gradient-name="gradient" draw:fill-hatch-name="hatch"/>
      <style:text-properties fo:font-size="11pt" fo:language="en" fo:country="US" officeooo:rsid="003d13a3" officeooo:paragraph-rsid="003d13a3" style:font-size-asian="11pt" style:font-size-complex="11pt"/>
    </style:style>
    <style:style style:name="P18" style:family="paragraph" style:parent-style-name="Standard">
      <loext:graphic-properties draw:fill-gradient-name="gradient" draw:fill-hatch-name="hatch"/>
      <style:text-properties fo:font-size="11pt" fo:language="en" fo:country="US" officeooo:rsid="003fe830" officeooo:paragraph-rsid="003fe830" style:font-size-asian="11pt" style:font-size-complex="11pt"/>
    </style:style>
    <style:style style:name="P19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e830" officeooo:paragraph-rsid="003fe830" style:font-size-asian="11pt" style:font-size-complex="11pt"/>
    </style:style>
    <style:style style:name="P20" style:family="paragraph" style:parent-style-name="Standard">
      <loext:graphic-properties draw:fill-gradient-name="gradient" draw:fill-hatch-name="hatch"/>
      <style:text-properties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21" style:family="paragraph" style:parent-style-name="Standard">
      <loext:graphic-properties draw:fill-gradient-name="gradient" draw:fill-hatch-name="hatch"/>
      <style:text-properties fo:font-size="11pt" fo:language="en" fo:country="US" fo:font-weight="bold" officeooo:rsid="003ceccd" officeooo:paragraph-rsid="003ceccd" style:font-size-asian="11pt" style:font-weight-asian="bold" style:font-size-complex="11pt" style:font-weight-complex="bold"/>
    </style:style>
    <style:style style:name="P22" style:family="paragraph" style:parent-style-name="Standard">
      <loext:graphic-properties draw:fill-gradient-name="gradient" draw:fill-hatch-name="hatch"/>
      <style:text-properties fo:font-size="11pt" fo:language="en" fo:country="US" fo:font-weight="normal" officeooo:rsid="003ceccd" officeooo:paragraph-rsid="0041ecba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-gradient-name="gradient" draw:fill-hatch-name="hatch"/>
      <style:text-properties fo:font-size="11pt" fo:language="en" fo:country="US" fo:font-weight="normal" officeooo:rsid="003ca38e" officeooo:paragraph-rsid="003ceccd" style:font-size-asian="11pt" style:font-weight-asian="normal" style:font-size-complex="11pt" style:font-weight-complex="normal"/>
    </style:style>
    <style:style style:name="P24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88344" officeooo:paragraph-rsid="00388344" style:font-size-asian="11pt" style:font-size-complex="11pt"/>
    </style:style>
    <style:style style:name="P25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1ec4c" officeooo:paragraph-rsid="0031ec4c" style:font-size-asian="11pt" style:font-size-complex="11pt"/>
    </style:style>
    <style:style style:name="P26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68718" officeooo:paragraph-rsid="00368718" style:font-size-asian="11pt" style:font-size-complex="11pt"/>
    </style:style>
    <style:style style:name="P27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775f0" officeooo:paragraph-rsid="003775f0" style:font-size-asian="11pt" style:font-size-complex="11pt"/>
    </style:style>
    <style:style style:name="P28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edabe" officeooo:paragraph-rsid="003f8fd0" style:font-size-asian="11pt" style:font-size-complex="11pt"/>
    </style:style>
    <style:style style:name="P29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8fd0" officeooo:paragraph-rsid="003f8fd0" style:font-size-asian="11pt" style:font-size-complex="11pt"/>
    </style:style>
    <style:style style:name="P30" style:family="paragraph" style:parent-style-name="Standard" style:list-style-name="L4">
      <loext:graphic-properties draw:fill-gradient-name="gradient" draw:fill-hatch-name="hatch"/>
      <style:text-properties fo:font-size="11pt" fo:language="en" fo:country="US" officeooo:rsid="003f8fd0" officeooo:paragraph-rsid="003f8fd0" style:font-size-asian="11pt" style:font-size-complex="11pt"/>
    </style:style>
    <style:style style:name="P31" style:family="paragraph" style:parent-style-name="Standard" style:list-style-name="L3">
      <loext:graphic-properties draw:fill-gradient-name="gradient" draw:fill-hatch-name="hatch"/>
      <style:text-properties fo:font-size="11pt" fo:language="en" fo:country="US" officeooo:rsid="003d13a3" officeooo:paragraph-rsid="003d13a3" style:font-size-asian="11pt" style:font-size-complex="11pt"/>
    </style:style>
    <style:style style:name="P32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e830" officeooo:paragraph-rsid="003fe830" style:font-size-asian="11pt" style:font-size-complex="11pt"/>
    </style:style>
    <style:style style:name="P33" style:family="paragraph" style:parent-style-name="Standard" style:list-style-name="L6">
      <loext:graphic-properties draw:fill-gradient-name="gradient" draw:fill-hatch-name="hatch"/>
      <style:text-properties fo:font-size="11pt" fo:language="en" fo:country="US" officeooo:rsid="0038fa51" officeooo:paragraph-rsid="003ceccd" style:font-size-asian="11pt" style:font-size-complex="11pt"/>
    </style:style>
    <style:style style:name="P34" style:family="paragraph" style:parent-style-name="Standard" style:list-style-name="L6">
      <loext:graphic-properties draw:fill-gradient-name="gradient" draw:fill-hatch-name="hatch"/>
      <style:text-properties fo:font-size="11pt" fo:language="en" fo:country="US" officeooo:rsid="003a55a5" officeooo:paragraph-rsid="003cecc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662e1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ceccd" style:font-weight-asian="bold" style:font-weight-complex="bold"/>
    </style:style>
    <style:style style:name="T5" style:family="text">
      <style:text-properties officeooo:rsid="003297d4"/>
    </style:style>
    <style:style style:name="T6" style:family="text">
      <style:text-properties officeooo:rsid="0033e214"/>
    </style:style>
    <style:style style:name="T7" style:family="text">
      <style:text-properties officeooo:rsid="003775f0"/>
    </style:style>
    <style:style style:name="T8" style:family="text">
      <style:text-properties officeooo:rsid="00388344"/>
    </style:style>
    <style:style style:name="T9" style:family="text">
      <style:text-properties officeooo:rsid="0038fa51"/>
    </style:style>
    <style:style style:name="T10" style:family="text">
      <style:text-properties fo:font-weight="normal" officeooo:rsid="003ca38e" style:font-weight-asian="normal" style:font-weight-complex="normal"/>
    </style:style>
    <style:style style:name="T11" style:family="text">
      <style:text-properties fo:font-weight="normal" officeooo:rsid="003ceccd" style:font-weight-asian="normal" style:font-weight-complex="normal"/>
    </style:style>
    <style:style style:name="T12" style:family="text">
      <style:text-properties fo:font-weight="normal" officeooo:rsid="00405f5b" style:font-weight-asian="normal" style:font-weight-complex="normal"/>
    </style:style>
    <style:style style:name="T13" style:family="text">
      <style:text-properties fo:font-weight="normal" officeooo:rsid="00448991" style:font-weight-asian="normal" style:font-weight-complex="normal"/>
    </style:style>
    <style:style style:name="T14" style:family="text">
      <style:text-properties officeooo:rsid="003d4fd2"/>
    </style:style>
    <style:style style:name="T15" style:family="text">
      <style:text-properties officeooo:rsid="003edabe"/>
    </style:style>
    <style:style style:name="T16" style:family="text">
      <style:text-properties officeooo:rsid="003f8fd0"/>
    </style:style>
    <style:style style:name="T17" style:family="text">
      <style:text-properties officeooo:rsid="003fe830"/>
    </style:style>
    <style:style style:name="T18" style:family="text">
      <style:text-properties officeooo:rsid="00405f5b"/>
    </style:style>
    <style:style style:name="T19" style:family="text">
      <style:text-properties officeooo:rsid="004662e1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4662e1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on Gardner</text:p>
      <text:p text:style-name="P3">github.com/Goosur | devon.gardner24@ncf.edu | (941) 358-1887</text:p>
      <text:p text:style-name="P4">linkedin.com/in/devon-gardner-855282147/</text:p>
      <text:p text:style-name="P1"/>
      <text:p text:style-name="P20">OBJECTIVE</text:p>
      <text:p text:style-name="P5">To <text:span text:style-name="T19">work on interdisciplinary robotics problems</text:span><text:span text:style-name="T20"> </text:span>with <text:span text:style-name="T19">the JHU Applied Physics Laboratory </text:span>using <text:span text:style-name="T19">C++ embedded systems software development</text:span>, <text:span text:style-name="T19">r</text:span><text:span text:style-name="T21">obot kinematics</text:span>, and <text:span text:style-name="T19">machine learning</text:span>.</text:p>
      <text:p text:style-name="P5"/>
      <text:p text:style-name="P20">EDUCATION</text:p>
      <text:p text:style-name="P6">Bachelor of Arts in Computer Science<text:tab/>May 2023</text:p>
      <text:p text:style-name="P5">New College of Florida - Sarasota, FL</text:p>
      <text:p text:style-name="P5">Honors Thesis: Comparative Analysis of Robotic Arm Control Architectures</text:p>
      <text:p text:style-name="P9"/>
      <text:p text:style-name="P7">Associate of Arts<text:tab/>August 2020</text:p>
      <text:p text:style-name="P5">State College of Florida - Bradenton, FL</text:p>
      <text:p text:style-name="P5"/>
      <text:p text:style-name="P8"><text:span text:style-name="T4">RELATED COURSES &amp; </text:span><text:span text:style-name="T3">SKILLS</text:span></text:p>
      <text:p text:style-name="P22">Robot Kinematics; Embedded Systems; Computer Architecture; Software Engineering; Machine Learning for Visual Thinkers; Object-Oriented Programming and Design, </text:p>
      <text:p text:style-name="P23"/>
      <text:p text:style-name="P8"><text:span text:style-name="T11">Skills: </text:span><text:span text:style-name="T10">C++, Python, Java, Javascript, Embedded Systems, Linux OS, Git</text:span><text:span text:style-name="T12">H</text:span><text:span text:style-name="T10">ub, </text:span><text:span text:style-name="T13">ROS</text:span></text:p>
      <text:p text:style-name="P5"/>
      <text:p text:style-name="P5"><text:span text:style-name="T4">SOFTWARE </text:span><text:span text:style-name="T3">EXPERIENCE</text:span></text:p>
      <text:p text:style-name="P10"><text:span text:style-name="T7">Research Assistant</text:span><text:tab/><text:span text:style-name="T5">May</text:span> 2021 – August 2021</text:p>
      <text:p text:style-name="P11">University of South Carolina Center for Computational Robotics<text:tab/>Columbia, SC</text:p>
      <text:list xml:id="list2835477377" text:style-name="L1">
        <text:list-item>
          <text:p text:style-name="P24">Collaborated with team of graduate researchers on marine robot computer vision research project</text:p>
        </text:list-item>
        <text:list-item>
          <text:p text:style-name="P25">Produced training dataset <text:span text:style-name="T8">of</text:span> <text:span text:style-name="T5">underwater cave speleothem consisting of </text:span><text:span text:style-name="T6">24 thousand labels </text:span><text:span text:style-name="T8">of</text:span><text:span text:style-name="T6"> four classes </text:span><text:span text:style-name="T8">of interest</text:span></text:p>
        </text:list-item>
        <text:list-item>
          <text:p text:style-name="P26">Trained YOLOv5s <text:span text:style-name="T9">object detection </text:span>model on training data resulting in mean average precision of 0.85, which allowed model to be used <text:span text:style-name="T16">as</text:span> part of larger <text:span text:style-name="T7">research project</text:span></text:p>
        </text:list-item>
        <text:list-item>
          <text:p text:style-name="P27">Wrote research paper and created conference poster to convey process and findings at multiple symposiums <text:span text:style-name="T9">attended by researchers, graduate students, and professors</text:span></text:p>
        </text:list-item>
      </text:list>
      <text:p text:style-name="P13"/>
      <text:p text:style-name="P14">WidowX 200 Robot Arm Control<text:tab/>Present</text:p>
      <text:list xml:id="list281982283" text:style-name="L2">
        <text:list-item>
          <text:p text:style-name="P28">Created helper library for DynamixelSDK to simplify usage of Dynamixel <text:span text:style-name="T16">motor</text:span> serial communication</text:p>
        </text:list-item>
        <text:list-item>
          <text:p text:style-name="P28">Applied linear regression to recorded robot arm joint angles over time to produce <text:span text:style-name="T18">G</text:span>aussian mixture model <text:span text:style-name="T16">based motion primitives for preforming actions without human control</text:span></text:p>
        </text:list-item>
        <text:list-item>
          <text:p text:style-name="P29">Computed three dimensional coordinates of robot arm end effector using Denavit-Hartenberg based forward kinematics</text:p>
        </text:list-item>
        <text:list-item>
          <text:p text:style-name="P29">Evaluated <text:span text:style-name="T17">performance of various motion primitives</text:span> through root mean square error <text:span text:style-name="T17">metric</text:span></text:p>
        </text:list-item>
      </text:list>
      <text:p text:style-name="P18"/>
      <text:p text:style-name="P19">Machine Learning for Visual Thinkers Course<text:tab/>Fall 2020</text:p>
      <text:list xml:id="list4032855280" text:style-name="L5">
        <text:list-item>
          <text:p text:style-name="P32">Implemented linear regression, principle component analysis, k-means clustering, k-nearest neighbors classification and naive bayes classification algorithms from the ground up</text:p>
        </text:list-item>
        <text:list-item>
          <text:p text:style-name="P32">Preprocessed raw data for analysis through aforementioned algorithms</text:p>
        </text:list-item>
        <text:list-item>
          <text:p text:style-name="P32">Wrote reports analyzing the results of these algorithms applied to various real world datasets</text:p>
        </text:list-item>
        <text:list-item>
          <text:p text:style-name="P32">Reports and algorithm implementations found on my <text:span text:style-name="T18">GitHub</text:span></text:p>
        </text:list-item>
      </text:list>
      <text:p text:style-name="P17"/>
      <text:p text:style-name="P21">ADDITIONAL EXPERIENCE</text:p>
      <text:p text:style-name="P12">Supplemental Instruction Specialist<text:tab/>October 2019 - Present</text:p>
      <text:p text:style-name="P12">State College of Florida Academic Success Center<text:tab/>Bradenton, FL</text:p>
      <text:list xml:id="list2718377099" text:style-name="L6">
        <text:list-item>
          <text:p text:style-name="P33">Tutor college level students in Calculus 2 level math and below, Physics with Calculus, and Introductory and General Chemistry</text:p>
        </text:list-item>
        <text:list-item>
          <text:p text:style-name="P34">Assist computer science students with programming concepts, structure, and syntax of Python and Java.</text:p>
        </text:list-item>
        <text:list-item>
          <text:p text:style-name="P34">Provide assistance in navigating and using Microsoft Word, Microsoft Excel, and Canvas by Instructur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2-04-17T04:02:58.918974358</dc:date>
    <meta:editing-duration>PT53M44S</meta:editing-duration>
    <meta:editing-cycles>11</meta:editing-cycles>
    <meta:generator>LibreOffice/7.3.2.2$Linux_X86_64 LibreOffice_project/30$Build-2</meta:generator>
    <meta:document-statistic meta:table-count="0" meta:image-count="0" meta:object-count="0" meta:page-count="1" meta:paragraph-count="37" meta:word-count="407" meta:character-count="2904" meta:non-whitespace-character-count="2547"/>
  </office:meta>
</office:document-meta>
</file>